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5.72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23cm" svg:height="2.413cm" svg:x="2.651cm" svg:y="6.08cm">
          <text:p text:style-name="P1">Backen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2.413cm" svg:x="2.651cm" svg:y="2.778cm">
          <text:p text:style-name="P1">Fronten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2.413cm" svg:x="2.651cm" svg:y="9.509cm">
          <text:p text:style-name="P1">XML DBM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2.413cm" svg:x="11.16cm" svg:y="6.08cm">
          <text:p text:style-name="P1">Netey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604cm" svg:y1="8.493cm" svg:x2="7.604cm" svg:y2="9.509cm">
          <text:p/>
        </draw:line>
        <draw:line draw:style-name="gr2" draw:text-style-name="P3" draw:layer="layout" svg:x1="3.794cm" svg:y1="9.509cm" svg:x2="3.794cm" svg:y2="8.493cm">
          <text:p/>
        </draw:line>
        <draw:line draw:style-name="gr2" draw:text-style-name="P3" draw:layer="layout" svg:x1="5.699cm" svg:y1="6.08cm" svg:x2="5.699cm" svg:y2="5.191cm">
          <text:p/>
        </draw:line>
        <draw:line draw:style-name="gr2" draw:text-style-name="P3" draw:layer="layout" svg:x1="11.16cm" svg:y1="7.35cm" svg:x2="8.874cm" svg:y2="7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31T14:21:15.477627398</meta:creation-date>
    <dc:date>2015-05-31T14:24:33.104259612</dc:date>
    <meta:editing-duration>PT3M18S</meta:editing-duration>
    <meta:editing-cycles>1</meta:editing-cycles>
    <meta:document-statistic meta:object-count="8"/>
    <meta:generator>LibreOffice/4.4.2.2$Linux_X86_64 LibreOffice_project/40m0$Build-2</meta:generator>
  </office:meta>
</office:document-meta>
</file>